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paragraph-rsid="0004bcbb"/>
    </style:style>
    <style:style style:name="P2" style:family="paragraph" style:parent-style-name="Standard" style:list-style-name="L1">
      <style:text-properties officeooo:paragraph-rsid="0005c8fe"/>
    </style:style>
    <style:style style:name="P3" style:family="paragraph" style:parent-style-name="Standard" style:list-style-name="L1">
      <style:text-properties officeooo:rsid="000323c4" officeooo:paragraph-rsid="0004bcbb"/>
    </style:style>
    <style:style style:name="P4" style:family="paragraph" style:parent-style-name="Standard" style:list-style-name="L1">
      <style:text-properties officeooo:rsid="0005c8fe" officeooo:paragraph-rsid="0005c8fe"/>
    </style:style>
    <style:style style:name="P5" style:family="paragraph" style:parent-style-name="Standard" style:list-style-name="L1">
      <style:text-properties officeooo:rsid="0008810e" officeooo:paragraph-rsid="0008810e"/>
    </style:style>
    <style:style style:name="P6" style:family="paragraph" style:parent-style-name="Standard" style:list-style-name="L1">
      <style:text-properties officeooo:rsid="000910ea" officeooo:paragraph-rsid="000910ea"/>
    </style:style>
    <style:style style:name="P7" style:family="paragraph" style:parent-style-name="Standard" style:list-style-name="L1">
      <style:text-properties officeooo:rsid="000910ea" officeooo:paragraph-rsid="000921ac"/>
    </style:style>
    <style:style style:name="P8" style:family="paragraph" style:parent-style-name="Standard" style:list-style-name="L1">
      <style:text-properties officeooo:rsid="000aa616" officeooo:paragraph-rsid="000aa616"/>
    </style:style>
    <style:style style:name="P9" style:family="paragraph" style:parent-style-name="Standard" style:list-style-name="L1">
      <style:text-properties fo:font-style="normal" officeooo:rsid="000aa616" officeooo:paragraph-rsid="000aa616" style:font-style-asian="normal" style:font-style-complex="normal"/>
    </style:style>
    <style:style style:name="T1" style:family="text">
      <style:text-properties officeooo:rsid="000323c4"/>
    </style:style>
    <style:style style:name="T2" style:family="text">
      <style:text-properties officeooo:rsid="0004bcbb"/>
    </style:style>
    <style:style style:name="T3" style:family="text">
      <style:text-properties fo:font-style="italic" style:font-style-asian="italic" style:font-style-complex="italic"/>
    </style:style>
    <style:style style:name="T4" style:family="text">
      <style:text-properties fo:font-style="italic" officeooo:rsid="000323c4" style:font-style-asian="italic" style:font-style-complex="italic"/>
    </style:style>
    <style:style style:name="T5" style:family="text">
      <style:text-properties fo:font-style="italic" officeooo:rsid="0004bcbb" style:font-style-asian="italic" style:font-style-complex="italic"/>
    </style:style>
    <style:style style:name="T6" style:family="text">
      <style:text-properties fo:font-style="italic" officeooo:rsid="0005c8fe" style:font-style-asian="italic" style:font-style-complex="italic"/>
    </style:style>
    <style:style style:name="T7" style:family="text">
      <style:text-properties fo:font-style="italic" officeooo:rsid="0006401f" style:font-style-asian="italic" style:font-style-complex="italic"/>
    </style:style>
    <style:style style:name="T8" style:family="text">
      <style:text-properties fo:font-style="italic" officeooo:rsid="000921ac" style:font-style-asian="italic" style:font-style-complex="italic"/>
    </style:style>
    <style:style style:name="T9" style:family="text">
      <style:text-properties fo:font-weight="bold" officeooo:rsid="000323c4"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officeooo:rsid="0005c8fe" style:font-style-asian="normal" style:font-style-complex="normal"/>
    </style:style>
    <style:style style:name="T12" style:family="text">
      <style:text-properties fo:font-style="normal" officeooo:rsid="0006401f" style:font-style-asian="normal" style:font-style-complex="normal"/>
    </style:style>
    <style:style style:name="T13" style:family="text">
      <style:text-properties fo:font-style="normal" officeooo:rsid="0006d2f2" style:font-style-asian="normal" style:font-style-complex="normal"/>
    </style:style>
    <style:style style:name="T14" style:family="text">
      <style:text-properties fo:font-style="normal" officeooo:rsid="000921ac"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45818347655805259" text:style-name="L1">
        <text:list-item>
          <text:p text:style-name="P3">Communicator Tool GUI:<text:line-break/>This interface provides a general interaction tool that allows a user knowing a certain language to select a certain manually created user.csv file of a sentence as an input and get translated outputs in a particular language. Here in this sample project we have used Hindi as input language and prepared a text file having information abouty the words and constructions of that inserted text. This information is used to access several other existing manually maintained linguistic rules and processing modules as discussed below.<text:line-break/></text:p>
          <text:p text:style-name="P1"><text:span text:style-name="T2">The code is written in </text:span><text:span text:style-name="T5">python 2.7</text:span><text:span text:style-name="T2"> and therefore compatible code versions and inbuilt functions have been used.<text:line-break/><text:line-break/>Detailed processing flow:<text:line-break/></text:span></text:p>
          <text:list>
            <text:list-item>
              <text:p text:style-name="P2"><text:span text:style-name="T9">imported_modules</text:span><text:span text:style-name="T1">:<text:line-break/></text:span><text:span text:style-name="T4">Tkinter</text:span><text:span text:style-name="T1">, </text:span><text:span text:style-name="T4">tkFileDialog</text:span><text:span text:style-name="T1">, </text:span><text:span text:style-name="T4">os</text:span><text:span text:style-name="T1">, </text:span><text:span text:style-name="T4">subprocess,</text:span><text:span text:style-name="T1"> </text:span><text:span text:style-name="T4">commands, </text:span><text:span text:style-name="T6">OrderedDict </text:span><text:span text:style-name="T11">from </text:span><text:span text:style-name="T6">collections </text:span><text:span text:style-name="T11">module, </text:span><text:span text:style-name="T6">re</text:span><text:span text:style-name="T11">.</text:span></text:p>
              <text:list>
                <text:list-item>
                  <text:p text:style-name="P4"><text:span text:style-name="T3">Tkinter</text:span><text:span text:style-name="T10">: </text:span><text:span text:style-name="T12">I</text:span><text:span text:style-name="T10">t is used </text:span><text:span text:style-name="T12">as the main GUI interface development. Tkinter has several modules such as FileDialog (allowing selection and upload of a </text:span><text:span text:style-name="T13">text</text:span><text:span text:style-name="T12">file </text:span><text:span text:style-name="T13">or any other file</text:span><text:span text:style-name="T12"> </text:span><text:span text:style-name="T13">to have its contents processed</text:span><text:span text:style-name="T12">).</text:span></text:p>
                </text:list-item>
                <text:list-item>
                  <text:p text:style-name="P5"><text:span text:style-name="T7">T</text:span><text:span text:style-name="T3">kFileDialog</text:span><text:span text:style-name="T10">: It allows the provision of opening a file opener dialogue.</text:span></text:p>
                </text:list-item>
                <text:list-item>
                  <text:p text:style-name="P6"><text:span text:style-name="T3">os</text:span><text:span text:style-name="T10">, </text:span><text:span text:style-name="T3">subprocess</text:span><text:span text:style-name="T10"> </text:span><text:span text:style-name="T14">and </text:span><text:span text:style-name="T8">commands</text:span><text:span text:style-name="T10">: </text:span><text:span text:style-name="T14">These allow calling terminal relevant codes and commands within the python script and also allow capture and storage of the outputs of these commands.</text:span></text:p>
                </text:list-item>
                <text:list-item>
                  <text:p text:style-name="P7"><text:span text:style-name="T6">OrderedDict</text:span><text:span text:style-name="T11">: </text:span><text:span text:style-name="T14">dictionary arrays in python are not ordered according to the entries of the keys but when a python dictionary is rearranged by </text:span><text:span text:style-name="T8">OrderedDict</text:span><text:span text:style-name="T14">() function, the keys remain arranged according to the order given by the user.</text:span></text:p>
                </text:list-item>
                <text:list-item>
                  <text:p text:style-name="P8"><text:span text:style-name="T8">r</text:span><text:span text:style-name="T3">e</text:span><text:span text:style-name="T10">: Regular expressions allow pattern matching according to predefined pattern representations in python and several combination structures to find different complex pattern resemblances.</text:span></text:p>
                </text:list-item>
              </text:list>
            </text:list-item>
            <text:list-item>
              <text:p text:style-name="P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face style:name="FreeSans1" svg:font-family="FreeSans"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Roman No9 L" fo:font-family="'Nimbus Roman No9 L'"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Roman No9 L" fo:font-family="'Nimbus Roman No9 L'"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family-generic="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14:05:27.864240561</meta:creation-date>
    <meta:generator>LibreOffice/5.1.6.2$Linux_X86_64 LibreOffice_project/10m0$Build-2</meta:generator>
    <dc:date>2017-10-17T18:11:24.844362164</dc:date>
    <meta:editing-duration>P4DT2H12M2S</meta:editing-duration>
    <meta:editing-cycles>5</meta:editing-cycles>
    <meta:document-statistic meta:table-count="0" meta:image-count="0" meta:object-count="0" meta:page-count="1" meta:paragraph-count="9" meta:word-count="259" meta:character-count="1689" meta:non-whitespace-character-count="1443"/>
  </office:meta>
</office:document-meta>
</file>